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Heading_20_1">
      <style:paragraph-properties fo:line-height="200%" fo:text-align="center" style:justify-single-word="false"/>
    </style:style>
    <style:style style:name="P6" style:family="paragraph" style:parent-style-name="Heading_20_5">
      <style:paragraph-properties fo:line-height="200%"/>
    </style:style>
    <style:style style:name="P7" style:family="paragraph" style:parent-style-name="Heading_20_3">
      <style:paragraph-properties fo:line-height="200%"/>
    </style:style>
    <style:style style:name="P8" style:family="paragraph" style:parent-style-name="Heading_20_3">
      <style:paragraph-properties fo:line-height="200%" fo:text-align="start"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7"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02835335989746162"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text:soft-page-break/>(Optional: State a minimum increase in PCP. If no variable increases the PCP by the minimum, stop the algorithm)</text:p>
            </text:list-item>
          </text:list>
        </text:list-item>
      </text:list>
      <text:p text:style-name="P2"><text:tab/>In an attempt to demonstrate the functionality of the BeSiVa Algorithm, I used it on a question concerning the choice to vote in the 2012 presidential election in the GSS. According to the algorithm, the most overwhelming predictor of whether someone chose to vote in 2012 was whether they chose to vote in 2008 (vote08), which led to a correct prediction in 86% of the cases. The second predictor chosen by the variable was education (educ), which brought up the percent correctly predicted to 88%. At this point, multiple variables started predicting the same fraction of observations correctly, suggesting the need for additional data.</text:p>
      <text:p text:style-name="P2"/>
      <text:p text:style-name="P2"><text:tab/>Removing whether someone voted in 2008, the first variable to show relevance was party identification (partyid). Next came degree, a second measure of education, with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of them to see what would happen. The resulting variable that maximizes predictions (rplace) involves the respondent's relationship with or position as the head of the house. The increased prediction, however, is only one greater</text:p>
      <text:h text:style-name="Heading_20_3" text:outline-level="3">A Plan of the Dissertation</text:h>
      <text:p text:style-name="P2"/>
      <text:p text:style-name="P2"/>
      <text:p text:style-name="P2"/>
      <text:p text:style-name="P2"/>
      <text:p text:style-name="P2"><text:soft-page-break/></text:p>
      <text:p text:style-name="P2"/>
      <text:p text:style-name="P2"/>
      <text:h text:style-name="P6"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9T21:20:10</dc:date>
    <dc:creator>Benjamin Rogers</dc:creator>
    <meta:editing-duration>PT12H12M15S</meta:editing-duration>
    <meta:editing-cycles>702</meta:editing-cycles>
    <meta:generator>OpenOffice/4.1.2$Unix OpenOffice.org_project/412m3$Build-9782</meta:generator>
    <meta:document-statistic meta:table-count="0" meta:image-count="0" meta:object-count="0" meta:page-count="9" meta:paragraph-count="37" meta:word-count="2564" meta:character-count="16722"/>
  </office:meta>
</office:document-meta>
</file>